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7A000002D73749DC81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3.757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33% 58%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10.372cm" svg:x="0.001cm" svg:y="0cm">
          <draw:image xlink:href="Pictures/100000000000037A000002D73749DC81.gif" xlink:type="simple" xlink:show="embed" xlink:actuate="onLoad">
            <text:p/>
          </draw:image>
        </draw:frame>
        <draw:measure draw:style-name="gr2" draw:text-style-name="P2" draw:layer="measurelines" svg:x1="6.969cm" svg:y1="5.551cm" svg:x2="8.693cm" svg:y2="8.197cm">
          <text:p text:style-name="P2"><text:span text:style-name="T1">r</text:span><text:span text:style-name="T2">0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2T21:28:43</meta:creation-date>
    <dc:date>2014-01-13T11:39:13</dc:date>
    <meta:editing-duration>P0D</meta:editing-duration>
    <meta:editing-cycles>2</meta:editing-cycles>
    <meta:generator>LibreOffice/3.6$Linux_X86_64 LibreOffice_project/360m1$Build-304</meta:generator>
    <meta:document-statistic meta:object-count="2"/>
  </office:meta>
</office:document-meta>
</file>